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NodeTypeCreatorImpl.CustomNodeTypeCreatorImpl( ObjectContentManagerImpl jcr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orImpl.addJcrCustom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orImpl.setJcrSession( ObjectContentManagerImpl jcr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orImpl.getJcr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odeTypeCreatorImpl.CustomNodeTypeCrea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NodeTypeCreatorImpl.createInitialJcrCustom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